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f" svg:font-family="ubuntuf"/>
  </office:font-face-decls>
  <office:automatic-styles>
    <style:style style:name="Tabla1" style:family="table">
      <style:table-properties style:width="25.612cm" table:align="left"/>
    </style:style>
    <style:style style:name="Tabla1.A" style:family="table-column">
      <style:table-column-properties style:column-width="12cm"/>
    </style:style>
    <style:style style:name="Tabla1.B" style:family="table-column">
      <style:table-column-properties style:column-width="13.612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0c42a9" officeooo:paragraph-rsid="000c42a9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0pt" style:text-underline-style="none" fo:font-weight="normal" officeooo:rsid="000c42a9" officeooo:paragraph-rsid="000c42a9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0pt" style:text-underline-style="none" fo:font-weight="normal" officeooo:rsid="000c42a9" officeooo:paragraph-rsid="000e0183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0pt" style:text-underline-style="none" fo:font-weight="bold" officeooo:rsid="000c42a9" officeooo:paragraph-rsid="000e0183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ubuntu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ubuntu" fo:font-size="10pt" fo:font-weight="bold" officeooo:rsid="000c42a9" officeooo:paragraph-rsid="000c42a9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ubuntu" fo:font-size="10pt" fo:font-weight="bold" officeooo:rsid="000d9d74" officeooo:paragraph-rsid="000d9d74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ubuntu" fo:font-size="10pt" fo:font-weight="normal" officeooo:rsid="000c42a9" officeooo:paragraph-rsid="000c42a9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ubuntu" fo:font-size="10pt" fo:font-weight="normal" officeooo:rsid="000c42a9" officeooo:paragraph-rsid="000d9d74" style:font-size-asian="10pt" style:font-weight-asian="normal" style:font-size-complex="10pt" style:font-weight-complex="normal"/>
    </style:style>
    <style:style style:name="P10" style:family="paragraph" style:parent-style-name="Table_20_Contents" style:list-style-name="L1">
      <style:paragraph-properties fo:text-align="start" style:justify-single-word="false"/>
      <style:text-properties style:font-name="ubuntu" fo:font-size="10pt" fo:font-weight="normal" officeooo:rsid="000d9d74" officeooo:paragraph-rsid="000d9d74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ubuntu" fo:font-size="16pt" officeooo:rsid="000d9d74" officeooo:paragraph-rsid="000d9d74" style:font-size-asian="16pt" style:font-size-complex="16pt"/>
    </style:style>
    <style:style style:name="T1" style:family="text">
      <style:text-properties officeooo:rsid="000d9d74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officeooo:rsid="000e018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TABLAS</text:p>
          </table:table-cell>
          <table:table-cell table:style-name="Tabla1.B1" office:value-type="string">
            <text:p text:style-name="P11">RESTRICCIONES</text:p>
          </table:table-cell>
        </table:table-row>
        <table:table-row>
          <table:table-cell table:style-name="Tabla1.A2" office:value-type="string">
            <text:p text:style-name="P1">Crear</text:p>
            <text:p text:style-name="P2"><text:tab/>CREATE TABLE nombre(</text:p>
            <text:p text:style-name="P2"><text:tab/><text:tab/>// datos de la tabla</text:p>
            <text:p text:style-name="P4">MODIFICAR</text:p>
            <text:p text:style-name="P3">ALTER TABLE ADD</text:p>
            <text:p text:style-name="P3"><text:s text:c="27"/>DROP COLUMN</text:p>
            <text:p text:style-name="P3"><text:s text:c="27"/>ADD CONSTRIAINT</text:p>
            <text:p text:style-name="P4">Borrar TABLA</text:p>
            <text:p text:style-name="P3">DROP TABLE nombreTabla [cascade costrains]</text:p>
          </table:table-cell>
          <table:table-cell table:style-name="Tabla1.B2" office:value-type="string">
            <text:p text:style-name="P6">CREAR RESTRICCION</text:p>
            <text:p text:style-name="P8">ALTER TABLE nombre ADD CONSTRAINT (PK, UK, FK, <text:span text:style-name="T1">CK) nombre de la restriccion</text:span></text:p>
            <text:list xml:id="list3500698352" text:style-name="L1">
              <text:list-item>
                <text:p text:style-name="P10">PRIMARY KEY (…..[, <text:s text:c="3"/>]);</text:p>
              </text:list-item>
              <text:list-item>
                <text:p text:style-name="P10">UNIQUE (…..[, <text:s text:c="3"/>]);</text:p>
              </text:list-item>
              <text:list-item>
                <text:p text:style-name="P10">FOREING KEY (….[, <text:s text:c="3"/>]) REFERENCES <text:span text:style-name="T2">tablas o (campos)</text:span></text:p>
              </text:list-item>
              <text:list-item>
                <text:p text:style-name="P10">CHECK campo1 IN (‘ALGO1’, ‘ALGO2’)</text:p>
              </text:list-item>
              <text:list-item>
                <text:p text:style-name="P10"><text:s text:c="15"/>clasificacion BETWEEN 1AND 100</text:p>
              </text:list-item>
            </text:list>
            <text:p text:style-name="P7"/>
            <text:p text:style-name="P7">BORRAR RESTRICCION</text:p>
            <text:p text:style-name="P9">ALTER TABLE nombre <text:span text:style-name="T1">DROP</text:span> CONSTRAINT (PK, UK, FK, <text:span text:style-name="T1">CK) nombre de la restriccion</text:span></text:p>
            <text:p text:style-name="P9"/>
            <text:p text:style-name="P7">DESHABILITAR RESTRICCION</text:p>
            <text:p text:style-name="P9">ALTER TABLE nombre <text:span text:style-name="T1">DISABLE</text:span> CONSTRAINT (PK, UK, FK, <text:span text:style-name="T1">CK) </text:span></text:p>
            <text:p text:style-name="P9"/>
            <text:p text:style-name="P7">HABILITAR RESTRICCION</text:p>
            <text:p text:style-name="P9">ALTER TABLE nombre <text:span text:style-name="T4">ENA</text:span><text:span text:style-name="T1">BLE</text:span> CONSTRAINT (PK, UK, FK, <text:span text:style-name="T1">CK) 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f" svg:font-family="ubuntu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6:59:48.308686778</meta:creation-date>
    <dc:date>2024-11-27T17:24:58.673532948</dc:date>
    <meta:editing-duration>PT1M20S</meta:editing-duration>
    <meta:editing-cycles>1</meta:editing-cycles>
    <meta:document-statistic meta:table-count="1" meta:image-count="0" meta:object-count="0" meta:page-count="1" meta:paragraph-count="24" meta:word-count="107" meta:character-count="746" meta:non-whitespace-character-count="585"/>
    <meta:generator>LibreOffice/7.3.7.2$Linux_X86_64 LibreOffice_project/30$Build-2</meta:generator>
  </office:meta>
</office:document-meta>
</file>